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12.8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265cm"/>
    </style:style>
    <style:style style:name="Table2.B" style:family="table-column">
      <style:table-column-properties style:column-width="13.7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261cm" table:align="left"/>
    </style:style>
    <style:style style:name="Table3.A" style:family="table-column">
      <style:table-column-properties style:column-width="8.451cm"/>
    </style:style>
    <style:style style:name="Table3.B" style:family="table-column">
      <style:table-column-properties style:column-width="6.8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color="#ff0000" loext:opacity="100%" fo:font-weight="bold" officeooo:rsid="001cdcb9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officeooo:rsid="001cdc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PROJECT 1:</text:span><text:span text:style-name="T2"> </text:span><text:span text:style-name="T1">ORANGEHRM.COM</text:span><text:span text:style-name="T3"> </text:span></text:p>
      <text:p text:style-name="Standard"/>
      <text:p text:style-name="Standard"/>
      <text:h text:style-name="Heading_20_3" text:outline-level="3"><text:s/>1. Test Environmen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ponent</text:span></text:p>
            </table:table-cell>
            <table:table-cell table:style-name="Table1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RL</text:span></text:p>
          </table:table-cell>
          <table:table-cell table:style-name="Table1.A1" office:value-type="string">
            <text:p text:style-name="Table_20_Contents"><text:a xlink:type="simple" xlink:href="https://opensource-demo.orangehrmlive.com/" office:target-frame-name="_new" xlink:show="replace" text:style-name="Internet_20_link" text:visited-style-name="Visited_20_Internet_20_Link">https://opensource-demo.orangehrmlive.com</text:a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plication Type</text:span></text:p>
          </table:table-cell>
          <table:table-cell table:style-name="Table1.A1" office:value-type="string">
            <text:p text:style-name="Table_20_Contents">Web-based HRMS (Human Resource Management System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rowser Compatibility</text:span></text:p>
          </table:table-cell>
          <table:table-cell table:style-name="Table1.A1" office:value-type="string">
            <text:p text:style-name="Table_20_Contents">Chrome, Firefox, Edge, Safar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S Support</text:span></text:p>
          </table:table-cell>
          <table:table-cell table:style-name="Table1.A1" office:value-type="string">
            <text:p text:style-name="Table_20_Contents">Windows, macOS, Linux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st Data</text:span></text:p>
          </table:table-cell>
          <table:table-cell table:style-name="Table1.A1" office:value-type="string">
            <text:p text:style-name="Table_20_Contents">Username: <text:span text:style-name="Source_20_Text">Admin</text:span><text:line-break/>Password: <text:span text:style-name="Source_20_Text">admin123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st Tools</text:span></text:p>
          </table:table-cell>
          <table:table-cell table:style-name="Table1.A1" office:value-type="string">
            <text:p text:style-name="Table_20_Contents">Manual (JIRA, Excel), Automation (Selenium, TestNG, Postman for API if any)</text:p>
          </table:table-cell>
        </table:table-row>
      </table:table>
      <text:p text:style-name="Horizontal_20_Line"/>
      <text:h text:style-name="Heading_20_3" text:outline-level="3">2. Test Strateg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Aspect</text:span></text:p>
            </table:table-cell>
            <table:table-cell table:style-name="Table2.A1" office:value-type="string">
              <text:p text:style-name="Table_20_Heading"><text:span text:style-name="Strong_20_Emphasis">Detail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Testing Types</text:span></text:p>
          </table:table-cell>
          <table:table-cell table:style-name="Table2.A1" office:value-type="string">
            <text:p text:style-name="Table_20_Contents">Functional Testing, UI Testing, Regression Testing, Compatibility Test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proach</text:span></text:p>
          </table:table-cell>
          <table:table-cell table:style-name="Table2.A1" office:value-type="string">
            <text:p text:style-name="Table_20_Contents">Black-box testing approach with priority given to core HR modules like Login, PIM, Leave, Admi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st Design</text:span></text:p>
          </table:table-cell>
          <table:table-cell table:style-name="Table2.A1" office:value-type="string">
            <text:p text:style-name="Table_20_Contents">Based on requirement understanding, exploratory testing, and user sto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st Levels</text:span></text:p>
          </table:table-cell>
          <table:table-cell table:style-name="Table2.A1" office:value-type="string">
            <text:p text:style-name="Table_20_Contents">System Testing, Regression Testing, Smoke Test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utomation Scope</text:span></text:p>
          </table:table-cell>
          <table:table-cell table:style-name="Table2.A1" office:value-type="string">
            <text:p text:style-name="Table_20_Contents">Login, PIM Add/Update/Delete Employee, Leave Request, Admin Settings</text:p>
          </table:table-cell>
        </table:table-row>
      </table:table>
      <text:p text:style-name="Horizontal_20_Line"/>
      <text:h text:style-name="Heading_20_3" text:outline-level="3"><text:s/>3. Scop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In Scope</text:span></text:p>
            </table:table-cell>
            <table:table-cell table:style-name="Table3.A1" office:value-type="string">
              <text:p text:style-name="Table_20_Heading"><text:span text:style-name="Strong_20_Emphasis">Out of Scop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Login functionality</text:p>
          </table:table-cell>
          <table:table-cell table:style-name="Table3.A1" office:value-type="string">
            <text:p text:style-name="Table_20_Contents">Backend/database validation</text:p>
          </table:table-cell>
        </table:table-row>
        <table:table-row>
          <table:table-cell table:style-name="Table3.A1" office:value-type="string">
            <text:p text:style-name="Table_20_Contents">Admin &gt; User Management</text:p>
          </table:table-cell>
          <table:table-cell table:style-name="Table3.A1" office:value-type="string">
            <text:p text:style-name="Table_20_Contents">Performance Testing</text:p>
          </table:table-cell>
        </table:table-row>
        <table:table-row>
          <table:table-cell table:style-name="Table3.A1" office:value-type="string">
            <text:p text:style-name="Table_20_Contents">PIM module (Add, Edit, Delete Employee)</text:p>
          </table:table-cell>
          <table:table-cell table:style-name="Table3.A1" office:value-type="string">
            <text:p text:style-name="Table_20_Contents">Load/Stress Testing</text:p>
          </table:table-cell>
        </table:table-row>
        <table:table-row>
          <table:table-cell table:style-name="Table3.A1" office:value-type="string">
            <text:p text:style-name="Table_20_Contents">Leave module (Apply Leave, Leave List)</text:p>
          </table:table-cell>
          <table:table-cell table:style-name="Table3.A1" office:value-type="string">
            <text:p text:style-name="Table_20_Contents">Real-time Email/SMS integration tests</text:p>
          </table:table-cell>
        </table:table-row>
        <table:table-row>
          <table:table-cell table:style-name="Table3.A1" office:value-type="string">
            <text:p text:style-name="Table_20_Contents">Dashboard widgets visibility &amp; user permissions</text:p>
          </table:table-cell>
          <table:table-cell table:style-name="Table3.A1" office:value-type="string">
            <text:p text:style-name="Table_20_Contents">Integration with real third-party APIs</text:p>
          </table:table-cell>
        </table:table-row>
      </table:table>
      <text:p text:style-name="Horizontal_20_Line"/>
      <text:h text:style-name="Heading_20_3" text:outline-level="3"><text:s/>4. Entry Criteria</text:h>
      <text:list text:style-name="L1">
        <text:list-item>
          <text:p text:style-name="P1">Test environment is set up and accessible</text:p>
        </text:list-item>
        <text:list-item>
          <text:p text:style-name="P1">Test data (login credentials) is available</text:p>
        </text:list-item>
        <text:list-item>
          <text:p text:style-name="P1">Functional requirements are understood and analyzed</text:p>
        </text:list-item>
        <text:list-item>
          <text:p text:style-name="P1">Required browsers are installed and compatible</text:p>
        </text:list-item>
        <text:list-item>
          <text:p text:style-name="P1">Basic sanity checks on app availability have passed</text:p>
        </text:list-item>
      </text:list>
      <text:p text:style-name="Horizontal_20_Line"><text:soft-page-break/></text:p>
      <text:h text:style-name="Heading_20_3" text:outline-level="3">5. Exit Criteria</text:h>
      <text:list text:style-name="L2">
        <text:list-item>
          <text:p text:style-name="P2">All major test cases are executed</text:p>
        </text:list-item>
        <text:list-item>
          <text:p text:style-name="P2">High and Medium severity defects are closed</text:p>
        </text:list-item>
        <text:list-item>
          <text:p text:style-name="P2">All test reports are documented</text:p>
        </text:list-item>
        <text:list-item>
          <text:p text:style-name="P2">Regression cycle completed successfully</text:p>
        </text:list-item>
        <text:list-item>
          <text:p text:style-name="P2">Stakeholders have signed off or approved the result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15:51:03.530381385</meta:creation-date>
    <dc:date>2025-08-08T15:52:30.907270386</dc:date>
    <meta:editing-duration>PT1M30S</meta:editing-duration>
    <meta:editing-cycles>1</meta:editing-cycles>
    <meta:document-statistic meta:table-count="3" meta:image-count="0" meta:object-count="0" meta:page-count="2" meta:paragraph-count="54" meta:word-count="233" meta:character-count="1635" meta:non-whitespace-character-count="1460"/>
    <meta:generator>LibreOffice/25.2.5.2$Linux_X86_64 LibreOffice_project/03d19516eb2e1dd5d4ccd751a0d6f35f35e08022</meta:generator>
  </office:meta>
</office:document-meta>
</file>